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A8000001FDF2278896660FC0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55bf37" style:font-size-asian="9pt" style:font-name-complex="Calibri2" style:font-size-complex="9pt"/>
    </style:style>
    <style:style style:name="P4" style:family="paragraph" style:parent-style-name="Heading_20_1">
      <style:paragraph-properties fo:margin-left="4.251cm" fo:margin-right="0cm" fo:text-indent="-4.251cm" style:auto-text-indent="false"/>
      <style:text-properties style:font-name="Calibri1" fo:font-size="9pt" fo:language="en" fo:country="US" officeooo:paragraph-rsid="0029afb6" style:font-size-asian="9pt" style:font-name-complex="Calibri2" style:font-size-complex="9pt"/>
    </style:style>
    <style:style style:name="P5" style:family="paragraph" style:parent-style-name="Position">
      <style:paragraph-properties fo:margin-top="0cm" fo:margin-bottom="0.353cm" style:contextual-spacing="false"/>
      <style:text-properties style:font-name="Calibri1" fo:font-size="9pt" fo:language="en" fo:country="US" style:font-size-asian="9pt" style:font-name-complex="Calibri2" style:font-size-complex="9pt"/>
    </style:style>
    <style:style style:name="P6" style:family="paragraph" style:parent-style-name="Standard">
      <style:paragraph-properties fo:margin-left="0cm" fo:margin-right="0cm" fo:text-indent="0cm" style:auto-text-indent="false">
        <style:tab-stops>
          <style:tab-stop style:position="4.251cm"/>
        </style:tab-stops>
      </style:paragraph-properties>
      <style:text-properties style:font-name="Calibri1" fo:font-size="9pt" fo:language="en" fo:country="US" style:font-size-asian="9pt" style:language-asian="de" style:country-asian="DE" style:font-name-complex="Calibri2" style:font-size-complex="9pt"/>
    </style:style>
    <style:style style:name="P7" style:family="paragraph" style:parent-style-name="Heading_20_1">
      <style:paragraph-properties fo:margin-left="0cm" fo:margin-right="0cm" fo:text-indent="0cm" style:auto-text-indent="false"/>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cm" fo:margin-right="0cm" fo:text-indent="0cm"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Standard">
      <style:paragraph-properties fo:text-align="start" style:justify-single-word="false"/>
      <style:text-properties style:font-name="Calibri1"/>
    </style:style>
    <style:style style:name="P10"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style:style>
    <style:style style:name="P11"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6dc4c2"/>
    </style:style>
    <style:style style:name="P12"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78d45b"/>
    </style:style>
    <style:style style:name="P13" style:family="paragraph" style:parent-style-name="Standard">
      <style:paragraph-properties fo:margin-top="0cm" fo:margin-bottom="0.353cm" style:contextual-spacing="false"/>
      <style:text-properties style:font-name="Calibri1"/>
    </style:style>
    <style:style style:name="P14" style:family="paragraph" style:parent-style-name="Company">
      <style:paragraph-properties fo:margin-left="0cm" fo:margin-right="0cm" fo:text-indent="0cm" style:auto-text-indent="false"/>
    </style:style>
    <style:style style:name="P15" style:family="paragraph" style:parent-style-name="Position">
      <style:paragraph-properties fo:margin-left="0cm" fo:margin-right="0cm" fo:text-indent="0cm" style:auto-text-indent="false"/>
    </style:style>
    <style:style style:name="P16" style:family="paragraph" style:parent-style-name="Company">
      <style:paragraph-properties fo:margin-left="0cm" fo:margin-right="0cm" fo:text-indent="0cm" style:auto-text-indent="false"/>
      <style:text-properties officeooo:paragraph-rsid="0055bf37"/>
    </style:style>
    <style:style style:name="P17"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18"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19"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20"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1" style:family="paragraph" style:parent-style-name="Heading_20_1">
      <style:paragraph-properties fo:margin-left="0cm" fo:margin-right="0cm" fo:text-indent="0cm"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3" style:family="paragraph" style:parent-style-name="Standard">
      <style:paragraph-properties fo:margin-left="4.251cm" fo:margin-right="0cm" fo:text-indent="-4.251cm" style:auto-text-indent="false">
        <style:tab-stops>
          <style:tab-stop style:position="4.251cm"/>
        </style:tab-stops>
      </style:paragraph-properties>
    </style:style>
    <style:style style:name="P24"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5" style:family="paragraph" style:parent-style-name="Heading_20_1">
      <style:paragraph-properties fo:margin-left="4.251cm" fo:margin-right="0cm" fo:text-indent="-4.251cm" style:auto-text-indent="false"/>
      <style:text-properties fo:text-transform="uppercase" style:use-window-font-color="true" loext:opacity="0%" style:font-name="Calibri1" fo:font-size="9pt" fo:letter-spacing="0.071cm"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6" style:family="paragraph" style:parent-style-name="Position">
      <style:text-properties officeooo:paragraph-rsid="0064c244"/>
    </style:style>
    <style:style style:name="P27" style:family="paragraph" style:parent-style-name="Position">
      <style:text-properties officeooo:paragraph-rsid="00804dd1"/>
    </style:style>
    <style:style style:name="P28"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
    </style:style>
    <style:style style:name="P29"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
    </style:style>
    <style:style style:name="P30" style:family="paragraph" style:parent-style-name="Standard">
      <style:text-properties style:font-name="Calibri"/>
    </style:style>
    <style:style style:name="P31" style:family="paragraph" style:parent-style-name="Title" style:master-page-name="First_20_Page">
      <style:paragraph-properties fo:text-align="center" style:justify-single-word="false" style:page-number="auto"/>
      <style:text-properties style:font-name="Calibri1"/>
    </style:style>
    <style:style style:name="P32" style:family="paragraph" style:parent-style-name="List_20_Paragraph" style:list-style-name="WWNum1">
      <style:paragraph-properties fo:margin-left="4.763cm" fo:margin-right="0cm" fo:text-indent="-0.466cm" style:auto-text-indent="false"/>
      <style:text-properties officeooo:paragraph-rsid="008d866f"/>
    </style:style>
    <style:style style:name="P33" style:family="paragraph" style:parent-style-name="List_20_Paragraph" style:list-style-name="WWNum1">
      <style:paragraph-properties fo:margin-left="4.763cm" fo:margin-right="0cm" fo:text-indent="-0.466cm" style:auto-text-indent="false"/>
      <style:text-properties officeooo:paragraph-rsid="008ea0ef"/>
    </style:style>
    <style:style style:name="P34" style:family="paragraph" style:parent-style-name="List_20_Paragraph" style:list-style-name="WWNum1">
      <style:paragraph-properties fo:margin-left="4.763cm" fo:margin-right="0cm" fo:text-indent="-0.466cm" style:auto-text-indent="false"/>
      <style:text-properties officeooo:paragraph-rsid="008fd147"/>
    </style:style>
    <style:style style:name="P35"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6"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7" style:family="paragraph" style:parent-style-name="List_20_Paragraph" style:list-style-name="WWNum1">
      <style:paragraph-properties fo:margin-left="4.763cm" fo:margin-right="0cm" fo:text-indent="-0.466cm" style:auto-text-indent="false"/>
      <style:text-properties style:font-name="Calibri1" fo:font-size="9pt" fo:language="en" fo:country="US" style:font-size-asian="9pt" style:font-name-complex="Calibri2" style:font-size-complex="9pt"/>
    </style:style>
    <style:style style:name="P38" style:family="paragraph" style:parent-style-name="List_20_Paragraph" style:list-style-name="WWNum1">
      <style:paragraph-properties fo:margin-left="4.763cm" fo:margin-right="0cm" fo:text-indent="-0.466cm" style:auto-text-indent="false"/>
      <style:text-properties style:font-name="Calibri1" fo:font-size="9pt" officeooo:paragraph-rsid="003bd67d" style:font-size-asian="9pt"/>
    </style:style>
    <style:style style:name="P39" style:family="paragraph" style:parent-style-name="Standard" style:list-style-name="WWNum1">
      <style:paragraph-properties fo:margin-left="4.763cm" fo:margin-right="0cm" fo:text-indent="-0.466cm" style:auto-text-indent="false"/>
      <style:text-properties officeooo:paragraph-rsid="003bd67d"/>
    </style:style>
    <style:style style:name="P40" style:family="paragraph" style:parent-style-name="Standard" style:list-style-name="WWNum1">
      <style:paragraph-properties fo:margin-left="4.763cm" fo:margin-right="0cm" fo:text-indent="-0.466cm" style:auto-text-indent="false"/>
      <style:text-properties officeooo:paragraph-rsid="008bab13"/>
    </style:style>
    <style:style style:name="P41" style:family="paragraph" style:parent-style-name="Standard" style:list-style-name="WWNum1">
      <style:paragraph-properties fo:margin-left="4.763cm" fo:margin-right="0cm" fo:text-indent="-0.466cm" style:auto-text-indent="false"/>
      <style:text-properties style:font-name="Calibri1" fo:font-size="9pt" style:font-size-asian="9pt"/>
    </style:style>
    <style:style style:name="P42" style:family="paragraph" style:parent-style-name="Standard" style:list-style-name="WWNum1">
      <style:paragraph-properties fo:margin-left="4.763cm" fo:margin-right="0cm" fo:text-indent="-0.466cm"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5" style:family="text">
      <style:text-properties fo:text-transform="uppercase" style:use-window-font-color="true" loext:opacity="0%" style:font-name="Calibri1" fo:font-size="9pt" fo:letter-spacing="0.018cm"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6" style:family="text">
      <style:text-properties fo:text-transform="uppercase" style:use-window-font-color="true" loext:opacity="0%" style:font-name="Calibri1" fo:font-size="9pt" fo:letter-spacing="0.018cm"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18cm" fo:language="en" fo:country="US" fo:font-weight="bold" officeooo:rsid="007def23"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18cm"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18cm"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0"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1"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2"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3"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4"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5"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6"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7"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6"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37"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38"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39"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2"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3"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4"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5"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6"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48"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0"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1"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3"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4"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6"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57"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5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59" style:family="text">
      <style:text-properties fo:font-size="9pt" fo:language="en" fo:country="US" fo:font-weight="normal" style:font-size-asian="9pt" style:font-weight-asian="normal" style:font-name-complex="Calibri2" style:font-size-complex="9pt" style:font-weight-complex="normal"/>
    </style:style>
    <style:style style:name="T60"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1" style:family="text">
      <style:text-properties fo:font-size="9pt" fo:language="en" fo:country="US" style:font-size-asian="9pt" style:language-asian="de" style:country-asian="DE" style:font-name-complex="Calibri2" style:font-size-complex="9pt"/>
    </style:style>
    <style:style style:name="T62" style:family="text">
      <style:text-properties fo:font-size="9pt" fo:language="en" fo:country="US" officeooo:rsid="003c95bc" style:font-size-asian="9pt" style:language-asian="de" style:country-asian="DE" style:font-name-complex="Calibri2" style:font-size-complex="9pt"/>
    </style:style>
    <style:style style:name="T63" style:family="text">
      <style:text-properties fo:font-size="9pt" fo:language="en" fo:country="US" fo:font-weight="bold" style:font-size-asian="9pt" style:font-weight-asian="bold" style:font-name-complex="Calibri2" style:font-size-complex="9pt" style:font-weight-complex="bold"/>
    </style:style>
    <style:style style:name="T64" style:family="text">
      <style:text-properties fo:font-size="9pt" fo:language="en" fo:country="US" fo:font-style="italic" style:font-size-asian="9pt" style:font-style-asian="italic" style:font-name-complex="Calibri2" style:font-size-complex="9pt"/>
    </style:style>
    <style:style style:name="T65" style:family="text">
      <style:text-properties fo:font-size="9pt" fo:font-style="italic" style:font-size-asian="9pt" style:font-style-asian="italic"/>
    </style:style>
    <style:style style:name="T66" style:family="text">
      <style:text-properties fo:font-size="12pt" fo:language="pl" fo:country="PL" style:font-size-asian="12pt" style:font-name-complex="Calibri2" style:font-size-complex="12pt"/>
    </style:style>
    <style:style style:name="T67" style:family="text">
      <style:text-properties fo:font-size="12pt" fo:language="pl" fo:country="PL" fo:font-weight="normal" style:font-size-asian="12pt" style:font-weight-asian="normal" style:font-name-complex="Calibri2" style:font-size-complex="12pt" style:font-weight-complex="normal"/>
    </style:style>
    <style:style style:name="T68" style:family="text">
      <style:text-properties style:font-name="Calibri1" fo:font-size="9pt" fo:language="en" fo:country="US" style:font-size-asian="9pt" style:font-name-complex="Calibri2" style:font-size-complex="9pt"/>
    </style:style>
    <style:style style:name="T69" style:family="text">
      <style:text-properties style:font-name="Calibri1" fo:font-size="9pt" fo:language="en" fo:country="US" officeooo:rsid="002b8129" style:font-size-asian="9pt" style:font-name-complex="Calibri2" style:font-size-complex="9pt"/>
    </style:style>
    <style:style style:name="T70" style:family="text">
      <style:text-properties style:font-name="Calibri1" fo:font-size="9pt" fo:language="en" fo:country="US" style:font-size-asian="9pt" style:language-asian="de" style:country-asian="DE" style:font-name-complex="Calibri2" style:font-size-complex="9pt"/>
    </style:style>
    <style:style style:name="T71" style:family="text">
      <style:text-properties style:font-name="Calibri1" fo:font-size="9pt" fo:language="en" fo:country="US" style:font-name-asian="Calibri2" style:font-size-asian="9pt" style:font-name-complex="Calibri2" style:font-size-complex="9pt"/>
    </style:style>
    <style:style style:name="T72" style:family="text">
      <style:text-properties style:font-name="Calibri1" fo:font-size="9pt" fo:language="en" fo:country="US" officeooo:rsid="006a5e40" style:font-name-asian="Calibri2" style:font-size-asian="9pt" style:font-name-complex="Calibri2" style:font-size-complex="9pt"/>
    </style:style>
    <style:style style:name="T73" style:family="text">
      <style:text-properties style:font-name="Calibri1" fo:font-size="9pt" fo:language="en" fo:country="US" officeooo:rsid="006c0f96" style:font-name-asian="Calibri2" style:font-size-asian="9pt" style:font-name-complex="Calibri2" style:font-size-complex="9pt"/>
    </style:style>
    <style:style style:name="T74" style:family="text">
      <style:text-properties style:font-name="Calibri1" fo:font-size="9pt" fo:language="en" fo:country="US" officeooo:rsid="007ce295" style:font-name-asian="Calibri2" style:font-size-asian="9pt" style:font-name-complex="Calibri2" style:font-size-complex="9pt"/>
    </style:style>
    <style:style style:name="T75" style:family="text">
      <style:text-properties style:font-name="Calibri1" fo:font-size="9pt" fo:language="en" fo:country="US" officeooo:rsid="00804dd1" style:font-name-asian="Calibri2" style:font-size-asian="9pt" style:font-name-complex="Calibri2" style:font-size-complex="9pt"/>
    </style:style>
    <style:style style:name="T76" style:family="text">
      <style:text-properties style:font-name="Calibri1" fo:font-size="9pt" fo:language="en" fo:country="US" officeooo:rsid="00860878" style:font-name-asian="Calibri2" style:font-size-asian="9pt" style:font-name-complex="Calibri2" style:font-size-complex="9pt"/>
    </style:style>
    <style:style style:name="T77" style:family="text">
      <style:text-properties style:font-name="Calibri1" fo:font-size="9pt" fo:language="en" fo:country="US" officeooo:rsid="00873fa0" style:font-name-asian="Calibri2" style:font-size-asian="9pt" style:font-name-complex="Calibri2" style:font-size-complex="9pt"/>
    </style:style>
    <style:style style:name="T78" style:family="text">
      <style:text-properties style:font-name="Calibri1" fo:font-size="9pt" fo:language="en" fo:country="US" officeooo:rsid="00874fa5" style:font-name-asian="Calibri2" style:font-size-asian="9pt" style:font-name-complex="Calibri2" style:font-size-complex="9pt"/>
    </style:style>
    <style:style style:name="T79"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0"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1"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2"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3"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84"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85"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2"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3" style:family="text">
      <style:text-properties officeooo:rsid="00364644"/>
    </style:style>
    <style:style style:name="T94" style:family="text">
      <style:text-properties style:font-name="Calibri"/>
    </style:style>
    <style:style style:name="T95" style:family="text">
      <style:text-properties style:font-name="Calibri" fo:font-size="9pt" style:font-size-asian="9pt"/>
    </style:style>
    <style:style style:name="T96" style:family="text">
      <style:text-properties style:font-name="Calibri" fo:font-size="9pt" officeooo:rsid="003c95bc" style:font-size-asian="9pt"/>
    </style:style>
    <style:style style:name="T97" style:family="text">
      <style:text-properties style:font-name="Calibri" fo:font-size="9pt" officeooo:rsid="008bab13" style:font-size-asian="9pt"/>
    </style:style>
    <style:style style:name="T98" style:family="text">
      <style:text-properties style:font-name="Calibri" fo:font-size="9pt" fo:language="en" fo:country="US" style:font-name-asian="Times New Roman" style:font-size-asian="9pt" style:language-asian="de" style:country-asian="DE" style:font-name-complex="Calibri2" style:font-size-complex="9pt"/>
    </style:style>
    <style:style style:name="T99" style:family="text">
      <style:text-properties style:font-name="Calibri" fo:language="en" fo:country="US" style:font-name-complex="Calibri2" style:font-size-complex="9pt"/>
    </style:style>
    <style:style style:name="T100" style:family="text">
      <style:text-properties style:font-name="Calibri" fo:language="en" fo:country="US" officeooo:rsid="003bd67d" style:font-name-complex="Calibri2" style:font-size-complex="9pt"/>
    </style:style>
    <style:style style:name="T101" style:family="text">
      <style:text-properties style:font-name="Calibri" fo:language="en" fo:country="US" officeooo:rsid="003c95bc" style:font-name-complex="Calibri2" style:font-size-complex="9pt"/>
    </style:style>
    <style:style style:name="T102" style:family="text">
      <style:text-properties style:font-name="Calibri" fo:language="en" fo:country="US" officeooo:rsid="00446599" style:font-name-complex="Calibri2" style:font-size-complex="9pt"/>
    </style:style>
    <style:style style:name="T103" style:family="text">
      <style:text-properties style:font-name="Calibri" officeooo:rsid="003bd67d"/>
    </style:style>
    <style:style style:name="T104" style:family="text">
      <style:text-properties style:font-name="Calibri" officeooo:rsid="003c95bc"/>
    </style:style>
    <style:style style:name="T105" style:family="text">
      <style:text-properties style:font-name="Calibri" officeooo:rsid="0040e412"/>
    </style:style>
    <style:style style:name="T106" style:family="text">
      <style:text-properties style:font-name="Calibri" officeooo:rsid="0040e412" style:letter-kerning="false" style:language-complex="ar" style:country-complex="SA"/>
    </style:style>
    <style:style style:name="T107" style:family="text">
      <style:text-properties style:font-name="Calibri" officeooo:rsid="008fd147" style:letter-kerning="false" style:language-complex="ar" style:country-complex="SA"/>
    </style:style>
    <style:style style:name="T108" style:family="text">
      <style:text-properties officeooo:rsid="0040e412"/>
    </style:style>
    <style:style style:name="T109" style:family="text">
      <style:text-properties officeooo:rsid="0044f2f7" style:letter-kerning="false" style:language-complex="ar" style:country-complex="SA"/>
    </style:style>
    <style:style style:name="T110" style:family="text">
      <style:text-properties officeooo:rsid="0042afc7"/>
    </style:style>
    <style:style style:name="T111" style:family="text">
      <style:text-properties officeooo:rsid="00467550"/>
    </style:style>
    <style:style style:name="T112" style:family="text">
      <style:text-properties officeooo:rsid="0055bf37"/>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6.48cm" svg:y="0.349cm" svg:width="4.784cm" svg:height="1.429cm" draw:z-index="0">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1">
        <draw:image xlink:href="Pictures/10000001000006A8000001FDF2278896660FC0DD.png" xlink:type="simple" xlink:show="embed" xlink:actuate="onLoad" draw:mime-type="image/png"/>
      </draw:frame>
      <draw:frame draw:style-name="fr1" draw:name="Image4" text:anchor-type="page" text:anchor-page-number="3" svg:x="16.48cm" svg:y="0.349cm" svg:width="4.784cm" svg:height="1.429cm" draw:z-index="2">
        <draw:image xlink:href="Pictures/10000001000006A8000001FDF2278896660FC0DD.png" xlink:type="simple" xlink:show="embed" xlink:actuate="onLoad" draw:mime-type="image/png"/>
      </draw:frame>
      <text:p text:style-name="P31"><text:span text:style-name="T66">MAREK SAGAN </text:span><text:span text:style-name="T3">•</text:span><text:span text:style-name="T67"> </text:span><text:span text:style-name="T21">JAVA / </text:span><text:span text:style-name="T22">REACT</text:span><text:span text:style-name="T21"> DEVELOPER</text:span></text:p>
      <text:p text:style-name="P22"><text:span text:style-name="Internet_20_link"><text:span text:style-name="T45">Email (preferred) </text:span></text:span><text:span text:style-name="Internet_20_link"><text:span text:style-name="T46"><text:tab/></text:span></text:span><text:a xlink:type="simple" xlink:href="mailto:marek.sagan@protonmail.com" text:style-name="ListLabel_20_10" text:visited-style-name="ListLabel_20_10"><text:span text:style-name="Internet_20_link"><text:span text:style-name="T47">marek.sagan@protonmail.com</text:span></text:span></text:a></text:p>
      <text:p text:style-name="P22"><text:span text:style-name="Internet_20_link"><text:span text:style-name="T48">Phone</text:span></text:span><text:span text:style-name="Internet_20_link"><text:span text:style-name="T49"><text:tab/></text:span></text:span><text:a xlink:type="simple" xlink:href="tel:0048737878782" office:target-frame-name="_self" xlink:show="replace" text:style-name="ListLabel_20_11" text:visited-style-name="ListLabel_20_11"><text:span text:style-name="Internet_20_link"><text:span text:style-name="T50">0048737878782</text:span></text:span></text:a></text:p>
      <text:p text:style-name="P22"><text:span text:style-name="Internet_20_link"><text:span text:style-name="T20">Website</text:span></text:span><text:span text:style-name="Internet_20_link"><text:span text:style-name="T51"><text:tab/></text:span></text:span><text:a xlink:type="simple" xlink:href="https://mareksagan.github.io/" text:style-name="ListLabel_20_13" text:visited-style-name="ListLabel_20_13"><text:span text:style-name="Internet_20_link"><text:span text:style-name="T56">https://</text:span></text:span><text:span text:style-name="Internet_20_link"><text:span text:style-name="T57">mareksagan.github.io</text:span></text:span></text:a></text:p>
      <text:p text:style-name="P22"><text:span text:style-name="Internet_20_link"><text:span text:style-name="T52">Address</text:span></text:span><text:span text:style-name="Internet_20_link"><text:span text:style-name="T50"><text:tab/></text:span></text:span><text:span text:style-name="Internet_20_link"><text:span text:style-name="T53">Sandomierska 18/3, 02-567 Warszawa, Poland, EU</text:span></text:span></text:p>
      <text:p text:style-name="P22"><text:span text:style-name="Internet_20_link"><text:span text:style-name="T20">Projects</text:span></text:span><text:span text:style-name="Internet_20_link"><text:span text:style-name="T51"><text:tab/></text:span></text:span><text:a xlink:type="simple" xlink:href="https://github.com/mareksagan" text:style-name="ListLabel_20_12" text:visited-style-name="ListLabel_20_12"><text:span text:style-name="Internet_20_link"><text:span text:style-name="T56">https://github.com/mareksagan</text:span></text:span></text:a></text:p>
      <text:p text:style-name="P23"><text:span text:style-name="T35">References</text:span><text:span text:style-name="T68"><text:tab/></text:span><text:a xlink:type="simple" xlink:href="https://www.linkedin.com/in/marek-sagan/" text:style-name="ListLabel_20_14" text:visited-style-name="ListLabel_20_14"><text:span text:style-name="Internet_20_link"><text:span text:style-name="T68">https://www.linkedin.com/in/marek-sagan/</text:span></text:span></text:a></text:p>
      <text:p text:style-name="P23"><text:bookmark-start text:name="__DdeLink__844_3281257707"/><text:span text:style-name="T70">Availability</text:span><text:bookmark-end text:name="__DdeLink__844_3281257707"/><text:span text:style-name="T70"><text:tab/></text:span><text:span text:style-name="T38">1 month</text:span></text:p>
      <text:p text:style-name="P1"/>
      <text:p text:style-name="P9"><text:span text:style-name="T60">8</text:span><text:bookmark-start text:name="__DdeLink__211_1757511297"/><text:span text:style-name="T59"> years of hands on web development. Self driven, dedicated and problem solving software engineering professional. Passionate and creative about Object Oriented Programming software development. </text:span><text:bookmark-start text:name="__DdeLink__234_2460068194"/><text:span text:style-name="T59">Looking for </text:span><text:span text:style-name="T63">remote contract</text:span><text:bookmark-end text:name="__DdeLink__211_1757511297"/><text:span text:style-name="T63"> (s)</text:span><text:bookmark-end text:name="__DdeLink__234_2460068194"/></text:p>
      <text:p text:style-name="P2"/>
      <text:h text:style-name="P25" text:outline-level="1">SKILLS</text:h>
      <text:p text:style-name="P24"><text:span text:style-name="T68">Skills </text:span><text:span text:style-name="T92">(years of experience)</text:span><text:span text:style-name="T68"><text:tab/></text:span><text:span text:style-name="T92">(5)</text:span><text:span text:style-name="T69"> </text:span><text:span text:style-name="T84">Java, Spring Boot, Spring Framework, </text:span><text:bookmark-start text:name="__DdeLink__238_3183704933"/><text:span text:style-name="T82">ReactJS, </text:span><text:span text:style-name="T91">Hooks, </text:span><text:span text:style-name="T85">Redux, Amazon Web Services / AWS, Amazon Elastic Beanstalk, Amazon EC2</text:span><text:span text:style-name="T82"><text:line-break/></text:span><text:span text:style-name="T92">(4)</text:span><text:span text:style-name="T82"> C#, .NET, LINQ, AngularJS, VueJS, Single Page Application / SPA, SCSS, Material Design, Scrum, Git, </text:span><text:span text:style-name="T83">Ansible,</text:span><text:span text:style-name="T82"> Maven, Java Database Connectivity / JDBC, JDK, Oracle Databases, </text:span><text:span text:style-name="T87">RDBMS, </text:span><text:span text:style-name="T82">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0">Ethereum</text:span><text:span text:style-name="T82">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39">IText</text:span><text:span text:style-name="T82">, Elasticsearch, Negotiation Skills, Market Research, Search Engine Optimization / SEO, Wordpress, PHP, Jekyll, Integrity, </text:span><text:span text:style-name="T90">Scala, Functional Programming</text:span><text:span text:style-name="T82"><text:line-break/></text:span><text:span text:style-name="T92">(3)</text:span><text:span text:style-name="T84"> </text:span><text:span text:style-name="T82">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88">Ope</text:span><text:span text:style-name="T89">r</text:span><text:span text:style-name="T88">ations Research, </text:span><text:span text:style-name="T89">Distributed Computing, Distributed Systems, Web Applications</text:span><text:span text:style-name="T82"><text:line-break/></text:span><text:span text:style-name="T92">(2)</text:span><text:span text:style-name="T84"> </text:span><text:span text:style-name="T82">JEE / J2EE, Eclipse, </text:span><text:span text:style-name="T39">Stellar</text:span><text:span text:style-name="T82">,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2">, </text:span><text:span text:style-name="T86">Software Development Life Cycle / </text:span><text:span text:style-name="T89">SDLC Methodologies</text:span><text:span text:style-name="T86">, Technical Design, Product Development</text:span></text:p>
      <text:p text:style-name="P11"><text:span text:style-name="T59">Certification<text:tab/></text:span><text:span text:style-name="T25">Java SE 11 Developer, AWS Solutions Architect Associate, </text:span><text:span text:style-name="T26">Microsoft Azure Fundamentals, </text:span><text:span text:style-name="T25">Professional Scrum Master I</text:span><text:span text:style-name="T26">, </text:span><text:span text:style-name="T33">Prince2 Foundation, JavaScript: Understanding the Weird Parts, </text:span></text:p>
      <text:p text:style-name="P12"><text:span text:style-name="T33"><text:tab/>Machine Learning, Data Science and Deep Learning with Python, </text:span><text:span text:style-name="T26">Apache Tomcat Server </text:span><text:span text:style-name="T29">f</text:span><text:span text:style-name="T26">rom Beginners </text:span><text:span text:style-name="T29">t</text:span><text:span text:style-name="T26">o Advanced</text:span><text:span text:style-name="T24">, Building Real-Time REST APIs with Spring Boot, Master Hibernate </text:span><text:span text:style-name="T34">a</text:span><text:span text:style-name="T24">nd JPA </text:span><text:span text:style-name="T34">w</text:span><text:span text:style-name="T24">ith Spring Boot, </text:span><text:span text:style-name="T34">Apache Cassandra in 2 hours,</text:span><text:span text:style-name="T24"> Kafka &amp; Kafka Stream for Java Spring Boot, Complete React Developer with Redux, Hooks and GraphQL, Ethereum: Decentralized Application Design &amp; Development, Ja</text:span><text:span text:style-name="T32">karta EE / Java EE Deep Dive</text:span><text:span text:style-name="T24">, Complete Guide </text:span><text:span text:style-name="T29">t</text:span><text:span text:style-name="T24">o Elasticsearch, Kotlin </text:span><text:span text:style-name="T29">f</text:span><text:span text:style-name="T24">or Java Developers, Learn Test Driven Development </text:span><text:span text:style-name="T29">i</text:span><text:span text:style-name="T24">n Java, Master Drools, RabbitMQ </text:span><text:span text:style-name="T29">&amp; </text:span><text:span text:style-name="T24">Java Spring Boot System Integratio</text:span><text:span text:style-name="T29">n</text:span><text:span text:style-name="T24">, </text:span><text:span text:style-name="T27">Master Spring Boot Microservices with CQRS &amp; Even Sourcing,</text:span><text:span text:style-name="T25"> </text:span><text:span text:style-name="T30">Data Visualization with Kibana, Dive Into Ansible, Git Complete, Introduction to Sparx Enterprise Architect, Learn JIRA with Real-World Examples, Learn JMETER From Scratch on Live Apps, Neo4j: GraphDB Foundations with Cypher, OpenAPI: Beginner to Guru</text:span><text:span text:style-name="T25">, </text:span><text:span text:style-name="T31">Kubernetes Certified Application Developer, </text:span><text:span text:style-name="T32">Prometheus: The Complete Hands-On for Monitoring &amp; Alerting, CI/CD with Jenkins using Pipelines and Docker, </text:span><text:span text:style-name="T28">TOEFL, </text:span><text:span text:style-name="T24">TestDaF</text:span></text:p>
      <text:p text:style-name="P23"><text:soft-page-break/><text:span text:style-name="T68">Spoken languages<text:tab/>English (</text:span><text:span text:style-name="T36">proficient</text:span><text:span text:style-name="T68">), German (proficient</text:span><text:span text:style-name="T82">), </text:span><text:span text:style-name="T68">Czech (proficient), Mandarin Chinese (</text:span><text:span text:style-name="T36">i</text:span><text:span text:style-name="T37">ntermediate</text:span><text:span text:style-name="T68">), Polish (native)</text:span></text:p>
      <text:p text:style-name="P2"/>
      <text:h text:style-name="P21" text:outline-level="1">PERSONAL DATA</text:h>
      <text:p text:style-name="P10"><text:span text:style-name="T23">Citizenship</text:span><text:bookmark-start text:name="__DdeLink__844_32812577072"/><text:span text:style-name="T61"><text:tab/></text:span><text:bookmark-end text:name="__DdeLink__844_32812577072"/><text:span text:style-name="T61">Poland (European Union)</text:span></text:p>
      <text:p text:style-name="P10"><text:span text:style-name="T23">Interests</text:span><text:span text:style-name="T61"><text:tab/>Sports, health, </text:span><text:span text:style-name="T62">climate change</text:span></text:p>
      <text:p text:style-name="P6"/>
      <text:h text:style-name="P4" text:outline-level="1">WORK EXPERIENCE</text:h>
      <text:p text:style-name="P20"><text:span text:style-name="Dates_20_Char"><text:span text:style-name="T71">0</text:span></text:span><text:span text:style-name="Dates_20_Char"><text:span text:style-name="T77">6/</text:span></text:span><text:span text:style-name="Dates_20_Char"><text:span text:style-name="T71">202</text:span></text:span><text:span text:style-name="Dates_20_Char"><text:span text:style-name="T75">2</text:span></text:span><text:span text:style-name="Dates_20_Char"><text:span text:style-name="T71"> – </text:span></text:span><text:span text:style-name="Dates_20_Char"><text:span text:style-name="T74">0</text:span></text:span><text:span text:style-name="Dates_20_Char"><text:span text:style-name="T77">4/</text:span></text:span><text:span text:style-name="Dates_20_Char"><text:span text:style-name="T74">202</text:span></text:span><text:span text:style-name="Dates_20_Char"><text:span text:style-name="T76">3</text:span></text:span><text:span text:style-name="T79"><text:tab/></text:span><text:span text:style-name="Company_20_Char"><text:span text:style-name="T18">Circle K</text:span></text:span><text:span text:style-name="Company_20_Char"><text:span text:style-name="T16"> </text:span></text:span><text:span text:style-name="Company_20_Char"><text:span text:style-name="T71">– </text:span></text:span><text:span text:style-name="Company_20_Char"><text:span text:style-name="T15">Warsaw</text:span></text:span><text:span text:style-name="Company_20_Char"><text:span text:style-name="T71">, </text:span></text:span><text:span text:style-name="Company_20_Char"><text:span text:style-name="T15">Poland</text:span></text:span></text:p>
      <text:p text:style-name="P27"><text:span text:style-name="T6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668272682" text:style-name="WWNum1">
        <text:list-item>
          <text:p text:style-name="P32"><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2"><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2"><text:span text:style-name="Dates_20_Char"><text:span text:style-name="T13">Collaboratively maintaining and improving the NodeJS based microservices (NodeJS 16, TypeScript, HapiJS)</text:span></text:span></text:p>
        </text:list-item>
        <text:list-item>
          <text:p text:style-name="P32"><text:span text:style-name="Dates_20_Char"><text:span text:style-name="T14">Close and strong cooperation with diverse multinational teams and overcoming outsourcing challenges such as complex bug fixing and missing documentation within available business capabilities</text:span></text:span></text:p>
        </text:list-item>
      </text:list>
      <text:p text:style-name="P18"><text:span text:style-name="Dates_20_Char"/></text:p>
      <text:p text:style-name="P18"><text:span text:style-name="Dates_20_Char"><text:span text:style-name="T71">0</text:span></text:span><text:span text:style-name="Dates_20_Char"><text:span text:style-name="T72">7/</text:span></text:span><text:span text:style-name="Dates_20_Char"><text:span text:style-name="T71">202</text:span></text:span><text:span text:style-name="Dates_20_Char"><text:span text:style-name="T73">1</text:span></text:span><text:span text:style-name="Dates_20_Char"><text:span text:style-name="T71"> – </text:span></text:span><text:span text:style-name="Dates_20_Char"><text:span text:style-name="T74">06/2022</text:span></text:span><text:span text:style-name="T79"><text:tab/></text:span><text:span text:style-name="Company_20_Char"><text:span text:style-name="T17">intive</text:span></text:span><text:span text:style-name="Company_20_Char"><text:span text:style-name="T16"> </text:span></text:span><text:span text:style-name="Company_20_Char"><text:span text:style-name="T71">– </text:span></text:span><text:span text:style-name="Company_20_Char"><text:span text:style-name="T15">Warsaw</text:span></text:span><text:span text:style-name="Company_20_Char"><text:span text:style-name="T71">, </text:span></text:span><text:span text:style-name="Company_20_Char"><text:span text:style-name="T15">Poland</text:span></text:span></text:p>
      <text:p text:style-name="P26"><text:span text:style-name="T6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111209882089282" text:continue-numbering="true" text:style-name="WWNum1">
        <text:list-item>
          <text:p text:style-name="P33"><text:span text:style-name="T6">Using and improving Machine Learning </text:span><text:span text:style-name="T7">algorithms for the core product</text:span><text:span text:style-name="T6"> (Java 8, Groovy, Scala)</text:span><text:span text:style-name="T6"/></text:p>
        </text:list-item>
        <text:list-item>
          <text:p text:style-name="P33"><text:span text:style-name="T6">Developing Proof of Concepts and working with multiple teams on advanced domain systems implementation, including the security team and vulnerabilities heuristics</text:span><text:span text:style-name="T6"/></text:p>
        </text:list-item>
        <text:list-item>
          <text:p text:style-name="P33"><text:span text:style-name="T6">Decoupling micro services to promote good separation of concerns in order to meet client expectations (Apache Zookeeper, RabbitMQ)</text:span><text:span text:style-name="T6"/></text:p>
        </text:list-item>
        <text:list-item>
          <text:p text:style-name="P33"><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7"><text:span text:style-name="Dates_20_Char"/></text:p>
      <text:p text:style-name="P17"><text:span text:style-name="Dates_20_Char"><text:span text:style-name="T71">05/2020 – </text:span></text:span><text:span text:style-name="Dates_20_Char"><text:span text:style-name="T72">06/2021</text:span></text:span><text:span text:style-name="T79"><text:tab/></text:span><text:span text:style-name="Company_20_Char"><text:span text:style-name="T15">Orange Poland</text:span></text:span><text:span text:style-name="Company_20_Char"><text:span text:style-name="T71"> – </text:span></text:span><text:span text:style-name="Company_20_Char"><text:span text:style-name="T15">Warsaw</text:span></text:span><text:span text:style-name="Company_20_Char"><text:span text:style-name="T71">, </text:span></text:span><text:span text:style-name="Company_20_Char"><text:span text:style-name="T15">Poland</text:span></text:span></text:p>
      <text:p text:style-name="Position"><text:span text:style-name="T6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xml:id="list111209333214443" text:continue-numbering="true" text:style-name="WWNum1">
        <text:list-item>
          <text:p text:style-name="P34"><text:span text:style-name="T55">Coding</text:span><text:span text:style-name="T54"> new features of and tuning the firmware / middleware on embedded systems (Java 7, ReactJS, Google Web Toolkit / GWT, Apache Kafka, Apache Zookeeper)</text:span><text:span text:style-name="T54"/></text:p>
        </text:list-item>
        <text:list-item>
          <text:p text:style-name="P34"><text:span text:style-name="T54">Involved in IoT / Internet of Things development of smart home entertainment solutions (MongoDB, Spring WebFlux)</text:span><text:span text:style-name="T54"/></text:p>
        </text:list-item>
        <text:list-item>
          <text:p text:style-name="P34"><text:span text:style-name="T54">Motivated help for juniors to grow based on trust and reputation and preparing high level internal training</text:span><text:span text:style-name="T54"/></text:p>
        </text:list-item>
        <text:list-item>
          <text:p text:style-name="P35"><text:bookmark text:name="__DdeLink__255_2247917217 Copy 1"/><text:span text:style-name="T106">Conducting performance analysis and performance tuning in the production environmen</text:span><text:span text:style-name="T107">t</text:span></text:p>
        </text:list-item>
      </text:list>
      <text:p text:style-name="P28"><text:span text:style-name="Dates_20_Char"/></text:p>
      <text:p text:style-name="P17"><text:span text:style-name="Dates_20_Char"><text:span text:style-name="T71">12/2019 – 04/2020</text:span></text:span><text:span text:style-name="T79"><text:tab/></text:span><text:span text:style-name="Company_20_Char"><text:span text:style-name="T71">E.STRADIS GmbH – Augsburg, Germany</text:span></text:span></text:p>
      <text:p text:style-name="Position"><text:span text:style-name="T68"><text:tab/></text:span><text:span text:style-name="Company_20_Char"><text:span text:style-name="T2">Back End</text:span></text:span><text:span text:style-name="Company_20_Char"><text:span text:style-name="T4"> Engineer – Full-time</text:span></text:span></text:p>
      <text:list xml:id="list111209790051661" text:continue-numbering="true" text:style-name="WWNum1">
        <text:list-item>
          <text:p text:style-name="P36">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6">Involved in building and debugging the features with focus on the analytics and project management side according to the industry regulations and business requirements / standards compliance</text:p>
        </text:list-item>
        <text:list-item>
          <text:p text:style-name="P36">Communication and proactively <text:span text:style-name="T109">follow up on</text:span> the solutions, <text:span text:style-name="T110">maintaining partnerships </text:span>with the management / customer representatives from the finance sector</text:p>
        </text:list-item>
        <text:list-item>
          <text:p text:style-name="P36">Conducting performance analysis and performance tuning</text:p>
        </text:list-item>
        <text:list-item>
          <text:p text:style-name="P36">Writing and updating technical documentation <text:span text:style-name="T108">for improved customer experience</text:span></text:p>
        </text:list-item>
        <text:list-item>
          <text:p text:style-name="P36">Participating in the digital transformation innovation of the company</text:p>
        </text:list-item>
        <text:list-item>
          <text:p text:style-name="P36">Remote work experience in a dynamic environment</text:p>
        </text:list-item>
      </text:list>
      <text:p text:style-name="P30"><text:soft-page-break/><text:span text:style-name="Dates_20_Char"/></text:p>
      <text:p text:style-name="P19"><text:span text:style-name="Dates_20_Char"><text:span text:style-name="T71">08/2019 – 12/2019</text:span></text:span><text:span text:style-name="T79"><text:tab/></text:span><text:span text:style-name="Company_20_Char"><text:span text:style-name="T71">DHL International GmbH – Prague, Czechia</text:span></text:span></text:p>
      <text:p text:style-name="Position"><text:span text:style-name="T68"><text:tab/>Senior </text:span><text:span text:style-name="Company_20_Char"><text:span text:style-name="T4">Software Engineer – Contract</text:span></text:span></text:p>
      <text:list xml:id="list111208999520173" text:continue-numbering="true" text:style-name="WWNum1">
        <text:list-item>
          <text:p text:style-name="P37">Programming of a Big Data driven scheduling application loading data into global application designed to support the sales process using the cloud architectures / <text:span text:style-name="T111">cloud computing / distributed computing </text:span>and relational databases / data warehouse (Java 8, JDBC, Apache Tomcat, Spring Boot, Oracle 12g, Ehcache, HikariCP, Teradata Vantage, MyBatis, <text:span text:style-name="T93">SQL Loader, </text:span>Amazon Web Services S3, AWS SDK)</text:p>
        </text:list-item>
        <text:list-item>
          <text:p text:style-name="P41">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1">Working on a highly scalable enterprise software generating daily / weekly call plans (Java 8, Apache Tomcat, Spring Boot, Oracle 12g, Red Hat Enterprise Linux 7)</text:p>
        </text:list-item>
      </text:list>
      <text:p text:style-name="P17"><text:span text:style-name="Dates_20_Char"><text:span text:style-name="T71"><text:line-break/>04/2019 – 08/2019</text:span></text:span><text:span text:style-name="T79"><text:tab/></text:span><text:span text:style-name="Company_20_Char"><text:span text:style-name="T71">Broadcom Inc. – Prague, Czechia</text:span></text:span></text:p>
      <text:p text:style-name="Position"><text:span text:style-name="T68"><text:tab/>Full Stack</text:span><text:span text:style-name="Company_20_Char"><text:span text:style-name="T4"> Developer / <text:s/>IT Architect – Contract</text:span></text:span></text:p>
      <text:list xml:id="list111210703962009" text:continue-numbering="true" text:style-name="WWNum1">
        <text:list-item>
          <text:p text:style-name="P41">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1">Developing a modern Cucumber End To End integration testing suite (Cucumber JVM, Selenium, test automation)</text:p>
        </text:list-item>
        <text:list-item>
          <text:p text:style-name="P41">Effectively creating a Jenkins Continuous Integration build pipeline including a front end validation (eslint)</text:p>
        </text:list-item>
        <text:list-item>
          <text:p text:style-name="P41">Making impact on the technical debt and major deficiencies in the React front end which has enabled the project delivery and for the product to enter the MVP lifecycle phase</text:p>
        </text:list-item>
        <text:list-item>
          <text:p text:style-name="P41"><text:bookmark-end text:name="__DdeLink__236_2407804596"/>Leading the front end development and mentoring / training the junior team member (s) including code reviews and technical knowledge / technical skills transfer</text:p>
        </text:list-item>
      </text:list>
      <text:p text:style-name="P29"><text:span text:style-name="Dates_20_Char"/></text:p>
      <text:p text:style-name="P19"><text:span text:style-name="Dates_20_Char"><text:span text:style-name="T71">04/2018 – 04/2019</text:span></text:span><text:span text:style-name="T79"><text:tab/></text:span><text:span text:style-name="Company_20_Char"><text:span text:style-name="T71">A</text:span></text:span><text:span text:style-name="Company_20_Char"><text:span text:style-name="T15">maris</text:span></text:span><text:span text:style-name="Company_20_Char"><text:span text:style-name="T71"> C</text:span></text:span><text:span text:style-name="Company_20_Char"><text:span text:style-name="T15">onsulting</text:span></text:span><text:span text:style-name="Company_20_Char"><text:span text:style-name="T71"> – P</text:span></text:span><text:span text:style-name="Company_20_Char"><text:span text:style-name="T78">rague</text:span></text:span><text:span text:style-name="Company_20_Char"><text:span text:style-name="T71">, C</text:span></text:span><text:span text:style-name="Company_20_Char"><text:span text:style-name="T78">zechia</text:span></text:span></text:p>
      <text:p text:style-name="P15"><text:span text:style-name="Company_20_Char"><text:span text:style-name="T4"><text:tab/>Consultant – Full-time</text:span></text:span></text:p>
      <text:list xml:id="list111209514437376" text:continue-numbering="true" text:style-name="WWNum1">
        <text:list-item>
          <text:p text:style-name="P41">Developing a collaborative bidding platform (Java 11, Maven, Spring MVC, JUnit, Mockito, Hibernate / JPA, PostgreSQL, Angular 7, Protractor, NG-ZORRO, Node.js, Red Hat Enterprise Linux 7)</text:p>
        </text:list-item>
        <text:list-item>
          <text:p text:style-name="P39"><text:span text:style-name="T98">Developing a competitive and user </text:span><text:span text:style-name="T42">s</text:span><text:span text:style-name="T98">upporting system with Artificial Intelligence capabilities</text:span></text:p>
        </text:list-item>
        <text:list-item>
          <text:p text:style-name="P42"><text:span text:style-name="T94">Using the Machine Learning algorithms and data structures / </text:span><text:span text:style-name="T103">design patterns </text:span><text:span text:style-name="T105">e.g. Strategy pattern</text:span><text:span text:style-name="T103"> </text:span><text:span text:style-name="T44">according to</text:span><text:span text:style-name="T103"> the </text:span><text:span text:style-name="T104">proactive </text:span><text:span text:style-name="T103">business analysis</text:span></text:p>
        </text:list-item>
        <text:list-item>
          <text:p text:style-name="P42"><text:span text:style-name="T43">Improving the existing </text:span><text:span text:style-name="T99">system according to the Clean Code best practices and technical </text:span><text:span text:style-name="T100">requirements / performance requirements</text:span></text:p>
        </text:list-item>
        <text:list-item>
          <text:p text:style-name="P42"><text:span text:style-name="T99">Extending and troubleshooting the root cause of the problems of the existing web services </text:span><text:span text:style-name="T100">used by mobile applications</text:span><text:span text:style-name="T99"> </text:span><text:span text:style-name="T101">(</text:span><text:span text:style-name="T100">Microsoft Azure</text:span><text:span text:style-name="T99">)</text:span></text:p>
        </text:list-item>
        <text:list-item>
          <text:p text:style-name="P40"><text:span text:style-name="T95">Developing an automation script for parsing and </text:span><text:span text:style-name="T41">collaborating with</text:span><text:span text:style-name="T95"> banking clients </text:span><text:span text:style-name="T96">for </text:span><text:span text:style-name="T95">data </text:span><text:span text:style-name="T96">migration reasons</text:span><text:span text:style-name="T95"> using </text:span><text:span text:style-name="T96">flexible </text:span><text:span text:style-name="T95">banking specific frameworks (Python 2.7, Murex MX.3, </text:span><text:span text:style-name="T97">OpenHFT, FIX / Financial Information Exchange,</text:span><text:span text:style-name="T95"> Red Hat Enterprise Linux 7)</text:span></text:p>
        </text:list-item>
        <text:list-item>
          <text:p text:style-name="P38"><text:span text:style-name="T99">Familiarity with financial engineering and trading systems </text:span><text:span text:style-name="T102">through consulting services</text:span></text:p>
        </text:list-item>
      </text:list>
      <text:h text:style-name="P8" text:outline-level="1"/>
      <text:h text:style-name="P7" text:outline-level="1">EDUCATION</text:h>
      <text:p text:style-name="P16"><text:span text:style-name="Dates_20_Char"><text:span text:style-name="T80">20</text:span></text:span><text:span text:style-name="Dates_20_Char"><text:span text:style-name="T81">2</text:span></text:span><text:span text:style-name="Dates_20_Char"><text:span text:style-name="T80">1 – 20</text:span></text:span><text:span text:style-name="Dates_20_Char"><text:span text:style-name="T81">22</text:span></text:span><text:span text:style-name="T68"><text:tab/>Warsaw</text:span><text:span text:style-name="T19"> School of Computer Science</text:span></text:p>
      <text:p text:style-name="P3"><text:tab/><text:span text:style-name="T112">IT Project Management</text:span>, <text:span text:style-name="T58">Postgraduate Studies</text:span></text:p>
      <text:p text:style-name="P14"><text:span text:style-name="Dates_20_Char"><text:span text:style-name="T80">2014 – 2018</text:span></text:span><text:span text:style-name="T68"><text:tab/>Warsaw</text:span><text:span text:style-name="T19"> School of Computer Science</text:span></text:p>
      <text:p text:style-name="P5"><text:tab/>Computer Science, Bachelor of Science</text:p>
      <text:p text:style-name="P13"/>
      <text:p text:style-name="P13"><text:soft-page-break/><text:span text:style-name="T64">Wyra</text:span><text:span text:style-name="T65">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3-07-03T11:12:08.359000000</dc:date>
    <meta:editing-cycles>307</meta:editing-cycles>
    <meta:editing-duration>P7DT2H39M12S</meta:editing-duration>
    <meta:generator>LibreOffice/7.5.2.2$Windows_X86_64 LibreOffice_project/53bb9681a964705cf672590721dbc85eb4d0c3a2</meta:generator>
    <meta:document-statistic meta:table-count="0" meta:image-count="3" meta:object-count="0" meta:page-count="4" meta:paragraph-count="73" meta:word-count="1502" meta:character-count="10960" meta:non-whitespace-character-count="9524"/>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